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400D8D0E0C78D2DDA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335" officeooo:paragraph-rsid="0015a335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0cm" svg:y="7.461cm" svg:width="17cm" svg:height="13.6cm" draw:z-index="0"><draw:image xlink:href="Pictures/100002010000050000000400D8D0E0C78D2DDA6A.png" xlink:type="simple" xlink:show="embed" xlink:actuate="onLoad" loext:mime-type="image/png"/></draw:frame>PARTE 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PLAI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9:09:37.565204587</meta:creation-date>
    <dc:date>2019-12-03T19:41:41.999444274</dc:date>
    <meta:editing-duration>PT32M8S</meta:editing-duration>
    <meta:editing-cycles>1</meta:editing-cycles>
    <meta:document-statistic meta:table-count="0" meta:image-count="1" meta:object-count="0" meta:page-count="1" meta:paragraph-count="2" meta:word-count="3" meta:character-count="16" meta:non-whitespace-character-count="15"/>
    <meta:generator>LibreOffice/6.2.7.1$Linux_X86_64 LibreOffice_project/23edc44b61b830b7d749943e020e96f5a7df63bf</meta:generator>
  </office:meta>
</office:document-meta>
</file>